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Chapter_20_Number" style:master-page-name="Standard"/>
    <style:style style:name="P2" style:family="paragraph" style:parent-style-name="Body_20_Text">
      <style:text-properties fo:font-weight="normal" style:font-weight-asian="normal" style:font-weight-complex="normal"/>
    </style:style>
    <style:style style:name="P3" style:family="paragraph" style:parent-style-name="Body_20_Text">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parent-style-name="Code_20_Inline">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parent-style-name="Code_20_Inline">
      <style:text-properties fo:font-weight="normal" style:font-weight-asian="normal" style:font-weight-complex="normal"/>
    </style:style>
    <style:style style:name="T7" style:family="text">
      <style:text-properties fo:color="#000000" style:font-name="TheSansMonoConNormal" fo:font-size="10pt" fo:language="en" fo:country="US" fo:font-weight="normal" style:font-name-asian="Times New Roman" style:font-size-asian="10pt" style:language-asian="en" style:country-asian="US" style:font-weight-asian="normal" style:font-name-complex="Times New Roman" style:font-size-complex="10pt" style:language-complex="ar" style:country-complex="SA"/>
    </style:style>
    <number:number-style style:name="N0">
      <number:number number:min-integer-digits="1"/>
    </number:number-style>
  </office:automatic-styles>
  <office:body>
    <office:text>
      <text:tracked-changes>
        <text:changed-region text:id="ct1242588184">
          <text:insertion>
            <office:change-info>
              <dc:creator>Ray Lischner</dc:creator>
              <dc:date>2006-09-18T12:05:00</dc:date>
            </office:change-info>
          </text:insertion>
        </text:changed-region>
        <text:changed-region text:id="ct1242317948">
          <text:insertion>
            <office:change-info>
              <dc:creator>Ray Lischner</dc:creator>
              <dc:date>2006-09-21T10:15:00</dc:date>
            </office:change-info>
          </text:insertion>
        </text:changed-region>
        <text:changed-region text:id="ct1241880704">
          <text:deletion>
            <office:change-info>
              <dc:creator>Ray Lischner</dc:creator>
              <dc:date>2006-09-21T10:40:00</dc:date>
            </office:change-info>
            <text:p text:style-name="Code"><text:s/>= 1</text:p>
          </text:deletion>
        </text:changed-region>
        <text:changed-region text:id="ct1241883976">
          <text:deletion>
            <office:change-info>
              <dc:creator>Ray Lischner</dc:creator>
              <dc:date>2006-09-21T10:40:00</dc:date>
            </office:change-info>
            <text:p text:style-name="Code"><text:s/>= 1</text:p>
          </text:deletion>
        </text:changed-region>
        <text:changed-region text:id="ct1243115648">
          <text:insertion>
            <office:change-info>
              <dc:creator>Ray Lischner</dc:creator>
              <dc:date>2006-09-18T12:08:00</dc:date>
            </office:change-info>
          </text:insertion>
        </text:changed-region>
        <text:changed-region text:id="ct1243153412">
          <text:insertion>
            <office:change-info>
              <dc:creator>Ray Lischner</dc:creator>
              <dc:date>2006-09-21T10:15:00</dc:date>
            </office:change-info>
          </text:insertion>
        </text:changed-region>
        <text:changed-region text:id="ct1242755456">
          <text:insertion>
            <office:change-info>
              <dc:creator>Ray Lischner</dc:creator>
              <dc:date>2006-09-18T12:09:00</dc:date>
            </office:change-info>
          </text:insertion>
        </text:changed-region>
        <text:changed-region text:id="ct1241880144">
          <text:deletion>
            <office:change-info>
              <dc:creator>Ray Lischner</dc:creator>
              <dc:date>2006-09-18T12:13:00</dc:date>
            </office:change-info>
            <text:p text:style-name="Body_20_Text_20_Cont"><text:span text:style-name="T1">Then write a test program.</text:span></text:p>
          </text:deletion>
        </text:changed-region>
        <text:changed-region text:id="ct1241918884">
          <text:deletion>
            <office:change-info>
              <dc:creator>Ray Lischner</dc:creator>
              <dc:date>2006-09-18T12:14:00</dc:date>
            </office:change-info>
            <text:p text:style-name="Body_20_Text_20_Cont"><text:span text:style-name="T1"><text:s/></text:span></text:p>
          </text:deletion>
        </text:changed-region>
        <text:changed-region text:id="ct1241881600">
          <text:insertion>
            <office:change-info>
              <dc:creator>Ray Lischner</dc:creator>
              <dc:date>2006-09-18T12:14:00</dc:date>
            </office:change-info>
          </text:insertion>
        </text:changed-region>
        <text:changed-region text:id="ct1243012504">
          <text:insertion>
            <office:change-info>
              <dc:creator>Ray Lischner</dc:creator>
              <dc:date>2006-09-18T12:15:00</dc:date>
            </office:change-info>
          </text:insertion>
        </text:changed-region>
        <text:changed-region text:id="ct1242322272">
          <text:insertion>
            <office:change-info>
              <dc:creator>Ray Lischner</dc:creator>
              <dc:date>2006-09-18T12:16:00</dc:date>
            </office:change-info>
          </text:insertion>
        </text:changed-region>
        <text:changed-region text:id="ct1242317612">
          <text:insertion>
            <office:change-info>
              <dc:creator>Ray Lischner</dc:creator>
              <dc:date>2006-09-21T10:16:00</dc:date>
            </office:change-info>
          </text:insertion>
        </text:changed-region>
        <text:changed-region text:id="ct1241864764">
          <text:insertion>
            <office:change-info>
              <dc:creator>Ray Lischner</dc:creator>
              <dc:date>2006-09-21T10:17:00</dc:date>
            </office:change-info>
          </text:insertion>
        </text:changed-region>
        <text:changed-region text:id="ct1247273424">
          <text:insertion>
            <office:change-info>
              <dc:creator>Ray Lischner</dc:creator>
              <dc:date>2006-09-18T12:17:00</dc:date>
            </office:change-info>
          </text:insertion>
        </text:changed-region>
        <text:changed-region text:id="ct1241894300">
          <text:insertion>
            <office:change-info>
              <dc:creator>Ray Lischner</dc:creator>
              <dc:date>2006-09-21T10:41:00</dc:date>
            </office:change-info>
          </text:insertion>
        </text:changed-region>
        <text:changed-region text:id="ct1242317388">
          <text:deletion>
            <office:change-info>
              <dc:creator>Ray Lischner</dc:creator>
              <dc:date>2006-09-18T12:17:00</dc:date>
            </office:change-info>
            <text:p text:style-name="Code">assert</text:p>
          </text:deletion>
        </text:changed-region>
        <text:changed-region text:id="ct1241882384">
          <text:insertion>
            <office:change-info>
              <dc:creator>Ray Lischner</dc:creator>
              <dc:date>2006-09-18T12:17:00</dc:date>
            </office:change-info>
          </text:insertion>
        </text:changed-region>
        <text:changed-region text:id="ct1242641996">
          <text:insertion>
            <office:change-info>
              <dc:creator>Ray Lischner</dc:creator>
              <dc:date>2006-09-21T10:17:00</dc:date>
            </office:change-info>
          </text:insertion>
        </text:changed-region>
        <text:changed-region text:id="ct1242626280">
          <text:insertion>
            <office:change-info>
              <dc:creator>Ray Lischner</dc:creator>
              <dc:date>2006-09-18T12:18:00</dc:date>
            </office:change-info>
          </text:insertion>
        </text:changed-region>
        <text:changed-region text:id="ct1242625384">
          <text:deletion>
            <office:change-info>
              <dc:creator>Ray Lischner</dc:creator>
              <dc:date>2006-09-18T12:18:00</dc:date>
            </office:change-info>
            <text:p text:style-name="Code">assert</text:p>
          </text:deletion>
        </text:changed-region>
        <text:changed-region text:id="ct1241846696">
          <text:insertion>
            <office:change-info>
              <dc:creator>Ray Lischner</dc:creator>
              <dc:date>2006-09-18T12:18:00</dc:date>
            </office:change-info>
          </text:insertion>
        </text:changed-region>
        <text:changed-region text:id="ct1249966760">
          <text:deletion>
            <office:change-info>
              <dc:creator>Ray Lischner</dc:creator>
              <dc:date>2006-09-18T12:18:00</dc:date>
            </office:change-info>
            <text:p text:style-name="Code">assert</text:p>
          </text:deletion>
        </text:changed-region>
        <text:changed-region text:id="ct1241845912">
          <text:deletion>
            <office:change-info>
              <dc:creator>Ray Lischner</dc:creator>
              <dc:date>2006-09-18T12:18:00</dc:date>
            </office:change-info>
            <text:p text:style-name="Code">assert</text:p>
          </text:deletion>
        </text:changed-region>
        <text:changed-region text:id="ct1241848040">
          <text:insertion>
            <office:change-info>
              <dc:creator>Ray Lischner</dc:creator>
              <dc:date>2006-09-18T12:18:00</dc:date>
            </office:change-info>
          </text:insertion>
        </text:changed-region>
        <text:changed-region text:id="ct1250893020">
          <text:deletion>
            <office:change-info>
              <dc:creator>Ray Lischner</dc:creator>
              <dc:date>2006-09-18T12:18:00</dc:date>
            </office:change-info>
            <text:p text:style-name="Code">assert</text:p>
          </text:deletion>
        </text:changed-region>
        <text:changed-region text:id="ct1247154012">
          <text:insertion>
            <office:change-info>
              <dc:creator>Ray Lischner</dc:creator>
              <dc:date>2006-09-18T12:18:00</dc:date>
            </office:change-info>
          </text:insertion>
        </text:changed-region>
        <text:changed-region text:id="ct1243097516">
          <text:deletion>
            <office:change-info>
              <dc:creator>Ray Lischner</dc:creator>
              <dc:date>2006-09-18T12:18:00</dc:date>
            </office:change-info>
            <text:p text:style-name="Code">assert</text:p>
          </text:deletion>
        </text:changed-region>
        <text:changed-region text:id="ct1243095276">
          <text:insertion>
            <office:change-info>
              <dc:creator>Ray Lischner</dc:creator>
              <dc:date>2006-09-18T12:18:00</dc:date>
            </office:change-info>
          </text:insertion>
        </text:changed-region>
        <text:changed-region text:id="ct1243195048">
          <text:deletion>
            <office:change-info>
              <dc:creator>Ray Lischner</dc:creator>
              <dc:date>2006-09-18T12:18:00</dc:date>
            </office:change-info>
            <text:p text:style-name="Code">assert</text:p>
          </text:deletion>
        </text:changed-region>
        <text:changed-region text:id="ct1234443800">
          <text:insertion>
            <office:change-info>
              <dc:creator>Ray Lischner</dc:creator>
              <dc:date>2006-09-18T12:18:00</dc:date>
            </office:change-info>
          </text:insertion>
        </text:changed-region>
        <text:changed-region text:id="ct1241829520">
          <text:deletion>
            <office:change-info>
              <dc:creator>Ray Lischner</dc:creator>
              <dc:date>2006-09-18T12:18:00</dc:date>
            </office:change-info>
            <text:p text:style-name="Code">assert</text:p>
          </text:deletion>
        </text:changed-region>
        <text:changed-region text:id="ct1249964744">
          <text:insertion>
            <office:change-info>
              <dc:creator>Ray Lischner</dc:creator>
              <dc:date>2006-09-18T12:18:00</dc:date>
            </office:change-info>
          </text:insertion>
        </text:changed-region>
        <text:changed-region text:id="ct1243195384">
          <text:deletion>
            <office:change-info>
              <dc:creator>Ray Lischner</dc:creator>
              <dc:date>2006-09-18T12:18:00</dc:date>
            </office:change-info>
            <text:p text:style-name="Code">assert</text:p>
          </text:deletion>
        </text:changed-region>
        <text:changed-region text:id="ct1242621956">
          <text:insertion>
            <office:change-info>
              <dc:creator>Ray Lischner</dc:creator>
              <dc:date>2006-09-18T12:18:00</dc:date>
            </office:change-info>
          </text:insertion>
        </text:changed-region>
        <text:changed-region text:id="ct1247276896">
          <text:deletion>
            <office:change-info>
              <dc:creator>Ray Lischner</dc:creator>
              <dc:date>2006-09-18T12:18:00</dc:date>
            </office:change-info>
            <text:p text:style-name="Code">assert</text:p>
          </text:deletion>
        </text:changed-region>
        <text:changed-region text:id="ct1241893516">
          <text:insertion>
            <office:change-info>
              <dc:creator>Ray Lischner</dc:creator>
              <dc:date>2006-09-18T12:18:00</dc:date>
            </office:change-info>
          </text:insertion>
        </text:changed-region>
        <text:changed-region text:id="ct1241891612">
          <text:deletion>
            <office:change-info>
              <dc:creator>Ray Lischner</dc:creator>
              <dc:date>2006-09-18T12:18:00</dc:date>
            </office:change-info>
            <text:p text:style-name="Code">assert</text:p>
          </text:deletion>
        </text:changed-region>
        <text:changed-region text:id="ct1241893180">
          <text:insertion>
            <office:change-info>
              <dc:creator>Ray Lischner</dc:creator>
              <dc:date>2006-09-18T12:18:00</dc:date>
            </office:change-info>
          </text:insertion>
        </text:changed-region>
        <text:changed-region text:id="ct1243152964">
          <text:deletion>
            <office:change-info>
              <dc:creator>Ray Lischner</dc:creator>
              <dc:date>2006-09-18T12:18:00</dc:date>
            </office:change-info>
            <text:p text:style-name="Code">assert</text:p>
          </text:deletion>
        </text:changed-region>
        <text:changed-region text:id="ct1243411364">
          <text:insertion>
            <office:change-info>
              <dc:creator>Ray Lischner</dc:creator>
              <dc:date>2006-09-18T12:18:00</dc:date>
            </office:change-info>
          </text:insertion>
        </text:changed-region>
        <text:changed-region text:id="ct1247275216">
          <text:deletion>
            <office:change-info>
              <dc:creator>Ray Lischner</dc:creator>
              <dc:date>2006-09-18T12:18:00</dc:date>
            </office:change-info>
            <text:p text:style-name="Code">assert</text:p>
          </text:deletion>
        </text:changed-region>
        <text:changed-region text:id="ct1247275888">
          <text:insertion>
            <office:change-info>
              <dc:creator>Ray Lischner</dc:creator>
              <dc:date>2006-09-18T12:18:00</dc:date>
            </office:change-info>
          </text:insertion>
        </text:changed-region>
        <text:changed-region text:id="ct1243116768">
          <text:deletion>
            <office:change-info>
              <dc:creator>Ray Lischner</dc:creator>
              <dc:date>2006-09-18T12:18:00</dc:date>
            </office:change-info>
            <text:p text:style-name="Code">assert</text:p>
          </text:deletion>
        </text:changed-region>
        <text:changed-region text:id="ct1242621844">
          <text:insertion>
            <office:change-info>
              <dc:creator>Ray Lischner</dc:creator>
              <dc:date>2006-09-18T12:18:00</dc:date>
            </office:change-info>
          </text:insertion>
        </text:changed-region>
        <text:changed-region text:id="ct1243097068">
          <text:deletion>
            <office:change-info>
              <dc:creator>Ray Lischner</dc:creator>
              <dc:date>2006-09-18T12:18:00</dc:date>
            </office:change-info>
            <text:p text:style-name="Code">assert</text:p>
          </text:deletion>
        </text:changed-region>
        <text:changed-region text:id="ct1243115536">
          <text:insertion>
            <office:change-info>
              <dc:creator>Ray Lischner</dc:creator>
              <dc:date>2006-09-18T12:18:00</dc:date>
            </office:change-info>
          </text:insertion>
        </text:changed-region>
        <text:changed-region text:id="ct1243011160">
          <text:deletion>
            <office:change-info>
              <dc:creator>Ray Lischner</dc:creator>
              <dc:date>2006-09-18T12:18:00</dc:date>
            </office:change-info>
            <text:p text:style-name="Code">assert</text:p>
          </text:deletion>
        </text:changed-region>
        <text:changed-region text:id="ct1241915636">
          <text:insertion>
            <office:change-info>
              <dc:creator>Ray Lischner</dc:creator>
              <dc:date>2006-09-18T12:18:00</dc:date>
            </office:change-info>
          </text:insertion>
        </text:changed-region>
        <text:changed-region text:id="ct1241883304">
          <text:deletion>
            <office:change-info>
              <dc:creator>Ray Lischner</dc:creator>
              <dc:date>2006-09-18T12:18:00</dc:date>
            </office:change-info>
            <text:p text:style-name="Code">assert</text:p>
          </text:deletion>
        </text:changed-region>
        <text:changed-region text:id="ct1242757696">
          <text:insertion>
            <office:change-info>
              <dc:creator>Ray Lischner</dc:creator>
              <dc:date>2006-09-18T12:18:00</dc:date>
            </office:change-info>
          </text:insertion>
        </text:changed-region>
        <text:changed-region text:id="ct1242755120">
          <text:deletion>
            <office:change-info>
              <dc:creator>Ray Lischner</dc:creator>
              <dc:date>2006-09-18T12:18:00</dc:date>
            </office:change-info>
            <text:p text:style-name="Code">assert</text:p>
          </text:deletion>
        </text:changed-region>
        <text:changed-region text:id="ct1241918996">
          <text:insertion>
            <office:change-info>
              <dc:creator>Ray Lischner</dc:creator>
              <dc:date>2006-09-18T12:18:00</dc:date>
            </office:change-info>
          </text:insertion>
        </text:changed-region>
        <text:changed-region text:id="ct1241280540">
          <text:deletion>
            <office:change-info>
              <dc:creator>Ray Lischner</dc:creator>
              <dc:date>2006-09-18T12:18:00</dc:date>
            </office:change-info>
            <text:p text:style-name="Code">assert</text:p>
          </text:deletion>
        </text:changed-region>
        <text:changed-region text:id="ct1242621060">
          <text:insertion>
            <office:change-info>
              <dc:creator>Ray Lischner</dc:creator>
              <dc:date>2006-09-18T12:18:00</dc:date>
            </office:change-info>
          </text:insertion>
        </text:changed-region>
        <text:changed-region text:id="ct1243096284">
          <text:deletion>
            <office:change-info>
              <dc:creator>Ray Lischner</dc:creator>
              <dc:date>2006-09-18T12:18:00</dc:date>
            </office:change-info>
            <text:p text:style-name="Code">assert</text:p>
          </text:deletion>
        </text:changed-region>
        <text:changed-region text:id="ct1241862636">
          <text:insertion>
            <office:change-info>
              <dc:creator>Ray Lischner</dc:creator>
              <dc:date>2006-09-18T12:18:00</dc:date>
            </office:change-info>
          </text:insertion>
        </text:changed-region>
        <text:changed-region text:id="ct1241843604">
          <text:deletion>
            <office:change-info>
              <dc:creator>Ray Lischner</dc:creator>
              <dc:date>2006-09-18T12:18:00</dc:date>
            </office:change-info>
            <text:p text:style-name="Code">assert</text:p>
          </text:deletion>
        </text:changed-region>
        <text:changed-region text:id="ct1246818424">
          <text:insertion>
            <office:change-info>
              <dc:creator>Ray Lischner</dc:creator>
              <dc:date>2006-09-18T12:18:00</dc:date>
            </office:change-info>
          </text:insertion>
        </text:changed-region>
        <text:changed-region text:id="ct1243096620">
          <text:deletion>
            <office:change-info>
              <dc:creator>Ray Lischner</dc:creator>
              <dc:date>2006-09-18T12:18:00</dc:date>
            </office:change-info>
            <text:p text:style-name="Code">assert</text:p>
          </text:deletion>
        </text:changed-region>
        <text:changed-region text:id="ct1243095724">
          <text:insertion>
            <office:change-info>
              <dc:creator>Ray Lischner</dc:creator>
              <dc:date>2006-09-18T12:18:00</dc:date>
            </office:change-info>
          </text:insertion>
        </text:changed-region>
        <text:changed-region text:id="ct1243341728">
          <text:deletion>
            <office:change-info>
              <dc:creator>Ray Lischner</dc:creator>
              <dc:date>2006-09-18T12:18:00</dc:date>
            </office:change-info>
            <text:p text:style-name="Code">assert</text:p>
          </text:deletion>
        </text:changed-region>
        <text:changed-region text:id="ct1243342624">
          <text:insertion>
            <office:change-info>
              <dc:creator>Ray Lischner</dc:creator>
              <dc:date>2006-09-18T12:18:00</dc:date>
            </office:change-info>
          </text:insertion>
        </text:changed-region>
        <text:changed-region text:id="ct1241846024">
          <text:deletion>
            <office:change-info>
              <dc:creator>Ray Lischner</dc:creator>
              <dc:date>2006-09-21T10:54:00</dc:date>
            </office:change-info>
            <text:p text:style-name="Body_20_Text">the way you wrote </text:p>
          </text:deletion>
        </text:changed-region>
        <text:changed-region text:id="ct1241848936">
          <text:insertion>
            <office:change-info>
              <dc:creator>Ray Lischner</dc:creator>
              <dc:date>2006-09-21T10:54:00</dc:date>
            </office:change-info>
          </text:insertion>
        </text:changed-region>
        <text:changed-region text:id="ct1243154644">
          <text:insertion>
            <office:change-info>
              <dc:creator>Ray Lischner</dc:creator>
              <dc:date>2006-09-21T10:54:00</dc:date>
            </office:change-info>
          </text:insertion>
        </text:changed-region>
        <text:changed-region text:id="ct1243153636">
          <text:insertion>
            <office:change-info>
              <dc:creator>Ray Lischner</dc:creator>
              <dc:date>2006-09-21T10:55:00</dc:date>
            </office:change-info>
          </text:insertion>
        </text:changed-region>
        <text:changed-region text:id="ct1243342176">
          <text:deletion>
            <office:change-info>
              <dc:creator>Ray Lischner</dc:creator>
              <dc:date>2006-09-21T10:55:00</dc:date>
            </office:change-info>
            <text:p text:style-name="Body_20_Text">makes it possible for the compiler to see how it can construct a <text:span text:style-name="Code_20_Inline">rational</text:span> object from an integer</text:p>
          </text:deletion>
        </text:changed-region>
        <text:changed-region text:id="ct1243117328">
          <text:insertion>
            <office:change-info>
              <dc:creator>Ray Lischner</dc:creator>
              <dc:date>2006-09-21T10:55:00</dc:date>
            </office:change-info>
          </text:insertion>
        </text:changed-region>
        <text:changed-region text:id="ct1247273312">
          <text:deletion>
            <office:change-info>
              <dc:creator>Ray Lischner</dc:creator>
              <dc:date>2006-09-21T10:58:00</dc:date>
            </office:change-info>
            <text:p text:style-name="Body_20_Text"><text:s/>that has the value <text:span text:style-name="Code_20_Inline">rationa</text:span><text:span text:style-name="Code_20_Inline"><text:span text:style-name="Code_20_Inline">l</text:span></text:span><text:span text:style-name="Code_20_Inline">(1,</text:span> <text:span text:style-name="Code_20_Inline">1)</text:span>.</text:p>
          </text:deletion>
        </text:changed-region>
        <text:changed-region text:id="ct1243413492">
          <text:deletion>
            <office:change-info>
              <dc:creator>Ray Lischner</dc:creator>
              <dc:date>2006-09-21T10:57:00</dc:date>
            </office:change-info>
            <text:p text:style-name="Body_20_Text">result</text:p>
          </text:deletion>
        </text:changed-region>
        <text:changed-region text:id="ct1241918548">
          <text:deletion>
            <office:change-info>
              <dc:creator>Ray Lischner</dc:creator>
              <dc:date>2006-09-21T10:58:00</dc:date>
            </office:change-info>
            <text:p text:style-name="Body_20_Text"><text:s/>a <text:span text:style-name="Code_20_Inline">rational</text:span> </text:p>
          </text:deletion>
        </text:changed-region>
        <text:changed-region text:id="ct1243411140">
          <text:deletion>
            <office:change-info>
              <dc:creator>Ray Lischner</dc:creator>
              <dc:date>2006-09-21T10:57:00</dc:date>
            </office:change-info>
            <text:p text:style-name="Body_20_Text">multiplication takes place between two <text:span text:style-name="Code_20_Inline">rational</text:span> objects, yielding</text:p>
          </text:deletion>
        </text:changed-region>
        <text:changed-region text:id="ct1242587848">
          <text:deletion>
            <office:change-info>
              <dc:creator>Ray Lischner</dc:creator>
              <dc:date>2006-09-21T11:39:00</dc:date>
            </office:change-info>
            <text:p text:style-name="Body_20_Text_20_Cont">Calling a one-argument constructor is a permissible form of conversion<text:hidden-text text:condition="ooow:comment == 1" text:string-value="Yes, but single argument contstructors are fraught with problems and need to be considered very carefully" text:is-hidden="true">Yes, but single argument contstructors are fraught with problems and need to be considered very carefully</text:hidden-text>. The compiler sees that it can convert <text:span text:style-name="Code_20_Inline">int</text:span> to <text:span text:style-name="Code_20_Inline">rational</text:span> and then call <text:span text:style-name="Code_20_Inline">operato</text:span><text:span text:style-name="Code_20_Inline"><text:span text:style-name="Code_20_Inline">r</text:span></text:span><text:span text:style-name="Code_20_Inline">*</text:span> with two <text:span text:style-name="Code_20_Inline">rational</text:span> arguments. It chooses that function as the best match. Thus, you can mix integers and rational numbers freely in arithmetic expressions that are defined solely for <text:span text:style-name="Code_20_Inline">rational</text:span> objects.</text:p>
          </text:deletion>
        </text:changed-region>
        <text:changed-region text:id="ct1241879024">
          <text:deletion>
            <office:change-info>
              <dc:creator>Ray Lischner</dc:creator>
              <dc:date>2006-09-21T10:59:00</dc:date>
            </office:change-info>
            <text:p text:style-name="Body_20_Text_20_Cont">The trick lies in the constructor, which has a default argument for its second parameter. That means you can call the constructor with a single <text:span text:style-name="Code_20_Inline">int</text:span> parameter, and that’s exactly what the compiler decides to do in order to convert an <text:span text:style-name="Code_20_Inline">int</text:span> to a <text:span text:style-name="Code_20_Inline">rational</text:span>. When the compiler sees the <text:span text:style-name="Code_20_Inline">*</text:span> operator between an <text:span text:style-name="Code_20_Inline">int</text:span> and a <text:span text:style-name="Code_20_Inline">rational</text:span>, it first looks for a function that matches those argument types exactly. When it can’t find <text:span text:style-name="Code_20_Inline">operat</text:span><text:span text:style-name="Code_20_Inline"><text:span text:style-name="Code_20_Inline">or</text:span></text:span><text:span text:style-name="Code_20_Inline">*(int,</text:span> <text:span text:style-name="Code_20_Inline">r</text:span><text:span text:style-name="Code_20_Inline"><text:span text:style-name="Code_20_Inline">ational</text:span></text:span><text:span text:style-name="Code_20_Inline">)</text:span>, it looks for the next best thing: a function that it can call after applying a conversion<text:hidden-text text:condition="ooow:comment == 1" text:string-value="unfortunately it can, and will, also make conversions from floating point types and those will be erroneous. This is an example of a place where you need to provide an overloaded constructor. Perhaps just a mention of the problem here and a fix later" text:is-hidden="true">unfortunately it can, and will, also make conversions from floating point types and those will be erroneous. This is an example of a place where you need to provide an overloaded constructor. Perhaps just a mention of the problem here and a fix later</text:hidden-text>. </text:p>
          </text:deletion>
        </text:changed-region>
        <text:changed-region text:id="ct1242620388">
          <text:insertion>
            <office:change-info>
              <dc:creator>Ray Lischner</dc:creator>
              <dc:date>2006-09-21T11:39:00</dc:date>
            </office:change-info>
          </text:insertion>
        </text:changed-region>
        <text:changed-region text:id="ct1241842036">
          <text:insertion>
            <office:change-info>
              <dc:creator>Ray Lischner</dc:creator>
              <dc:date>2006-09-21T11:40:00</dc:date>
            </office:change-info>
          </text:insertion>
        </text:changed-region>
        <text:changed-region text:id="ct1243269788">
          <text:insertion>
            <office:change-info>
              <dc:creator>Ray Lischner</dc:creator>
              <dc:date>2006-09-21T11:41:00</dc:date>
            </office:change-info>
          </text:insertion>
        </text:changed-region>
        <text:changed-region text:id="ct1243009256">
          <text:insertion>
            <office:change-info>
              <dc:creator>Ray Lischner</dc:creator>
              <dc:date>2006-09-18T12:28:00</dc:date>
            </office:change-info>
          </text:insertion>
        </text:changed-region>
        <text:changed-region text:id="ct1243268220">
          <text:insertion>
            <office:change-info>
              <dc:creator>Ray Lischner</dc:creator>
              <dc:date>2006-09-18T12:29:00</dc:date>
            </office:change-info>
          </text:insertion>
        </text:changed-region>
        <text:changed-region text:id="ct1243268780">
          <text:insertion>
            <office:change-info>
              <dc:creator>Ray Lischner</dc:creator>
              <dc:date>2006-09-18T12:30:00</dc:date>
            </office:change-info>
          </text:insertion>
        </text:changed-region>
        <text:changed-region text:id="ct1242621620">
          <text:insertion>
            <office:change-info>
              <dc:creator>Ray Lischner</dc:creator>
              <dc:date>2006-09-18T12:34:00</dc:date>
            </office:change-info>
          </text:insertion>
        </text:changed-region>
        <text:changed-region text:id="ct1243095388">
          <text:insertion>
            <office:change-info>
              <dc:creator>Ray Lischner</dc:creator>
              <dc:date>2006-09-18T12:35:00</dc:date>
            </office:change-info>
          </text:insertion>
        </text:changed-region>
        <text:changed-region text:id="ct1243098300">
          <text:insertion>
            <office:change-info>
              <dc:creator>Ray Lischner</dc:creator>
              <dc:date>2006-09-18T12:31:00</dc:date>
            </office:change-info>
          </text:insertion>
        </text:changed-region>
        <text:changed-region text:id="ct1243340944">
          <text:insertion>
            <office:change-info>
              <dc:creator>Ray Lischner</dc:creator>
              <dc:date>2006-09-18T12:36:00</dc:date>
            </office:change-info>
          </text:insertion>
        </text:changed-region>
        <text:changed-region text:id="ct1247150988">
          <text:insertion>
            <office:change-info>
              <dc:creator>Ray Lischner</dc:creator>
              <dc:date>2006-09-18T12:37:00</dc:date>
            </office:change-info>
          </text:insertion>
        </text:changed-region>
        <text:changed-region text:id="ct1241926968">
          <text:insertion>
            <office:change-info>
              <dc:creator>Ray Lischner</dc:creator>
              <dc:date>2006-09-18T12:38:00</dc:date>
            </office:change-info>
          </text:insertion>
        </text:changed-region>
        <text:changed-region text:id="ct1241863196">
          <text:insertion>
            <office:change-info>
              <dc:creator>Ray Lischner</dc:creator>
              <dc:date>2006-09-21T10:21:00</dc:date>
            </office:change-info>
          </text:insertion>
        </text:changed-region>
        <text:changed-region text:id="ct1242642444">
          <text:insertion>
            <office:change-info>
              <dc:creator>Ray Lischner</dc:creator>
              <dc:date>2006-09-18T12:40:00</dc:date>
            </office:change-info>
          </text:insertion>
        </text:changed-region>
        <text:changed-region text:id="ct1242625608">
          <text:insertion>
            <office:change-info>
              <dc:creator>Ray Lischner</dc:creator>
              <dc:date>2006-09-21T10:24:00</dc:date>
            </office:change-info>
          </text:insertion>
        </text:changed-region>
        <text:changed-region text:id="ct1241884536">
          <text:insertion>
            <office:change-info>
              <dc:creator>Ray Lischner</dc:creator>
              <dc:date>2006-09-18T12:44:00</dc:date>
            </office:change-info>
          </text:insertion>
        </text:changed-region>
        <text:changed-region text:id="ct1242624264">
          <text:deletion>
            <office:change-info>
              <dc:creator>Ray Lischner</dc:creator>
              <dc:date>2006-09-22T00:43:00</dc:date>
            </office:change-info>
            <text:p text:style-name="Code_20_First">#include &lt;cmath&gt;<text:hidden-text text:condition="ooow:comment == 1" text:string-value="why?" text:is-hidden="true">why?</text:hidden-text></text:p>
            <text:p text:style-name="Code"/>
            <text:p text:style-name="Code_20_First"/>
          </text:deletion>
        </text:changed-region>
        <text:changed-region text:id="ct1241894076">
          <text:deletion>
            <office:change-info>
              <dc:creator>Ray Lischner</dc:creator>
              <dc:date>2006-09-18T12:48:00</dc:date>
            </office:change-info>
            <text:p text:style-name="Code">static_cast&lt;float&gt;(</text:p>
          </text:deletion>
        </text:changed-region>
        <text:changed-region text:id="ct1243096732">
          <text:deletion>
            <office:change-info>
              <dc:creator>Ray Lischner</dc:creator>
              <dc:date>2006-09-18T12:48:00</dc:date>
            </office:change-info>
            <text:p text:style-name="Code">)</text:p>
          </text:deletion>
        </text:changed-region>
        <text:changed-region text:id="ct1242624376">
          <text:insertion>
            <office:change-info>
              <dc:creator>Ray Lischner</dc:creator>
              <dc:date>2006-09-18T12:41:00</dc:date>
            </office:change-info>
          </text:insertion>
        </text:changed-region>
        <text:changed-region text:id="ct1242625160">
          <text:deletion>
            <office:change-info>
              <dc:creator>Ray Lischner</dc:creator>
              <dc:date>2006-09-18T12:41:00</dc:date>
            </office:change-info>
            <text:p text:style-name="Code">float</text:p>
          </text:deletion>
        </text:changed-region>
        <text:changed-region text:id="ct1200934300">
          <text:deletion>
            <office:change-info>
              <dc:creator>Ray Lischner</dc:creator>
              <dc:date>2006-09-18T12:48:00</dc:date>
            </office:change-info>
            <text:p text:style-name="Code">static_cast&lt;double&gt;(</text:p>
          </text:deletion>
        </text:changed-region>
        <text:changed-region text:id="ct1241831536">
          <text:deletion>
            <office:change-info>
              <dc:creator>Ray Lischner</dc:creator>
              <dc:date>2006-09-18T12:48:00</dc:date>
            </office:change-info>
            <text:p text:style-name="Code">)</text:p>
          </text:deletion>
        </text:changed-region>
        <text:changed-region text:id="ct1243413044">
          <text:insertion>
            <office:change-info>
              <dc:creator>Ray Lischner</dc:creator>
              <dc:date>2006-09-18T12:41:00</dc:date>
            </office:change-info>
          </text:insertion>
        </text:changed-region>
        <text:changed-region text:id="ct1241891500">
          <text:deletion>
            <office:change-info>
              <dc:creator>Ray Lischner</dc:creator>
              <dc:date>2006-09-18T12:41:00</dc:date>
            </office:change-info>
            <text:p text:style-name="Code">float</text:p>
          </text:deletion>
        </text:changed-region>
        <text:changed-region text:id="ct1241910576">
          <text:insertion>
            <office:change-info>
              <dc:creator>Ray Lischner</dc:creator>
              <dc:date>2006-09-18T12:48:00</dc:date>
            </office:change-info>
          </text:insertion>
        </text:changed-region>
      </text:tracked-changes>
      <text:variable-decls>
        <text:variable-decl office:value-type="float" text:name="chapter"/>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variable-set text:name="comment" text:display="none" text:formula="ooow:0" office:value-type="float" office:value="0" style:data-style-name="N0"/>Exploration <text:variable-set text:name="chapter" office:value-type="float" office:value="28" style:data-style-name="N0">28</text:variable-set></text:p>
      <text:p text:style-name="Chapter_20_Title">Overloading Operators</text:p>
      <text:p text:style-name="Body_20_Text_20_First">This exploration continues the study of writing custom types. An important aspect of making a custom type behave seamlessly with built-in types is ensuring that the custom types support all the expected operators, e.g., arithmetic types must support arithmetic operators; readable and writable types must support I/O operators; and so on. Fortunately, C++ lets you overload operators in much the same manner as overloading functions.</text:p>
      <text:p text:style-name="Heading_20_1">Comparing Rational Numbers</text:p>
      <text:p text:style-name="Body_20_Text_20_First">In the previous exploration, you started to write a <text:span text:style-name="Code_20_Inline">rational</text:span> type. After making a modification to the <text:span text:style-name="Code_20_Inline">rational</text:span> type, an important step is testing the modified type, and an important aspect of internal testing is the equality (<text:span text:style-name="Code_20_Inline">==</text:span>) operator. C++ lets you define a custom implementation for almost every operator, provided at least one operand has a custom type. In other words, you can’t redefine integer division to yield a <text:span text:style-name="Code_20_Inline">rational</text:span> result, but you can define division of an integer by a <text:span text:style-name="Code_20_Inline">rational</text:span> number, and <text:span text:style-name="T2">vice</text:span> <text:span text:style-name="T2">versa</text:span>.</text:p>
      <text:p text:style-name="Body_20_Text">To implement a custom operator, write a normal function, but for the function name, use the <text:span text:style-name="Code_20_Inline">operator</text:span> keyword followed by the operator symbol, as shown in <text:change-start text:change-id="ct1242588184"/>the code excerpt in <text:change-end text:change-id="ct1242588184"/>Listing <text:variable-get text:name="chapter" office:value-type="float" style:data-style-name="N0">28</text:variable-get>-<text:reference-ref text:reference-format="text" text:ref-name="first_class_code">1</text:reference-ref>.</text:p>
      <text:p text:style-name="Code_20_Caption"><text:hidden-text text:condition="ooow:" text:string-value=".func" text:is-hidden="true"/>Listing <text:variable-get text:name="chapter" office:value-type="float" style:data-style-name="N0">28</text:variable-get>-<text:reference-mark-start text:name="first_class_code"/><text:sequence text:ref-name="refText0" text:name="Text" text:formula="ooow:Text+1" style:num-format="1">1</text:sequence><text:reference-mark-end text:name="first_class_code"/>. Overloading the equality operator</text:p>
      <text:p text:style-name="Code"><text:hidden-text text:condition="ooow:comment == 1" text:string-value="I do not know if you intended it but this code does not compile. It needs cassert and at least a  declaration of gcd()" text:is-hidden="true">I do not know if you intended it but this code does not compile. It needs cassert and at least a  declaration of gcd()</text:hidden-text><text:change-start text:change-id="ct1242317948"/><text:hidden-text text:condition="ooow:" text:string-value="[RL] his is not the first code listing that is incomplete, but the earlier ones are clearly fragments. I see that this one is not so clear." text:is-hidden="true"/><text:change-end text:change-id="ct1242317948"/></text:p>
      <text:p text:style-name="Code_20_First">/// Represent a rational number.</text:p>
      <text:p text:style-name="Code">struct rational</text:p>
      <text:p text:style-name="Code">{</text:p>
      <text:p text:style-name="Code"><text:s text:c="2"/>/// Construct a rational object, given a numerator and a denominator.</text:p>
      <text:p text:style-name="Code"><text:s text:c="2"/>/// Always reduce to normal form.</text:p>
      <text:p text:style-name="Code"><text:s text:c="2"/>/// @param num numerator</text:p>
      <text:p text:style-name="Code"><text:s text:c="2"/>/// @param den denominator</text:p>
      <text:p text:style-name="Code"><text:s text:c="2"/>/// @pre denominator &gt; 0</text:p>
      <text:p text:style-name="Code"><text:s text:c="2"/>rational(int num, int den<text:change text:change-id="ct1241880704"/>)</text:p>
      <text:p text:style-name="Code"><text:s text:c="2"/>: numerator(num), denominator(den)</text:p>
      <text:p text:style-name="Code"><text:s text:c="2"/>{</text:p>
      <text:p text:style-name="Code"><text:s text:c="4"/>reduce();</text:p>
      <text:p text:style-name="Code"><text:s text:c="2"/>}</text:p>
      <text:p text:style-name="Code"/>
      <text:p text:style-name="Code"><text:s text:c="2"/>/// Assign a numerator and a denominator, then reduce to normal form.</text:p>
      <text:p text:style-name="Code"><text:s text:c="2"/>/// @param num numerator</text:p>
      <text:p text:style-name="Code"><text:s text:c="2"/>/// @param den denominator</text:p>
      <text:p text:style-name="Code"><text:s text:c="2"/>/// @pre denominator &gt; 0</text:p>
      <text:p text:style-name="Code"><text:s text:c="2"/>void assign(int num, int den<text:change text:change-id="ct1241883976"/>)</text:p>
      <text:p text:style-name="Code"><text:s text:c="2"/>{</text:p>
      <text:p text:style-name="Code"><text:s text:c="4"/>numerator = num;</text:p>
      <text:p text:style-name="Code"><text:s text:c="4"/>denominator = den;</text:p>
      <text:p text:style-name="Code"><text:s text:c="4"/>reduce();</text:p>
      <text:p text:style-name="Code"><text:s text:c="2"/>}</text:p>
      <text:p text:style-name="Code"/>
      <text:p text:style-name="Code"><text:s text:c="2"/>/// Reduce the numerator and denominator by their GCD.</text:p>
      <text:p text:style-name="Code"><text:s text:c="2"/>void reduce()</text:p>
      <text:p text:style-name="Code"><text:s text:c="2"/>{</text:p>
      <text:p text:style-name="Code"><text:s text:c="4"/>assert(denominator != 0);</text:p>
      <text:p text:style-name="Code"><text:s text:c="4"/>if (denominator &lt; 0)</text:p>
      <text:p text:style-name="Code"><text:s text:c="4"/>{</text:p>
      <text:p text:style-name="Code"><text:s text:c="6"/>denominator = -denominator;</text:p>
      <text:p text:style-name="Code"><text:s text:c="6"/>numerator = -numerator;</text:p>
      <text:p text:style-name="Code"><text:s text:c="4"/>}</text:p>
      <text:p text:style-name="Code"><text:s text:c="4"/>int div(gcd(numerator, denominator));</text:p>
      <text:p text:style-name="Code"><text:s text:c="4"/>numerator = numerator / div;</text:p>
      <text:p text:style-name="Code"><text:s text:c="4"/>denominator = denominator / div;</text:p>
      <text:p text:style-name="Code"><text:s text:c="2"/>}</text:p>
      <text:p text:style-name="Code"/>
      <text:p text:style-name="Code"><text:s text:c="2"/>int numerator; <text:s text:c="4"/>///&lt; numerator gets the sign of the rational value</text:p>
      <text:p text:style-name="Code"><text:s text:c="2"/>int denominator; <text:s text:c="2"/>///&lt; denominator is always positive</text:p>
      <text:p text:style-name="Code">};</text:p>
      <text:p text:style-name="Code"/>
      <text:p text:style-name="Code_20_Bold">/// Compare two rational numbers for equality.</text:p>
      <text:p text:style-name="Code_20_Bold">/// @pre @p a and @p b are reduced to normal form</text:p>
      <text:p text:style-name="Code_20_Bold">bool operator==(rational const&amp; a, rational const&amp; b)</text:p>
      <text:p text:style-name="Code_20_Bold">{</text:p>
      <text:p text:style-name="Code_20_Bold"><text:s text:c="2"/>return a.numerator == b.numerator and a.denominator == b.denominator;</text:p>
      <text:p text:style-name="Code_20_Bold">}</text:p>
      <text:p text:style-name="Code_20_Bold"/>
      <text:p text:style-name="Code_20_Bold">/// Compare two rational numbers for inequality.</text:p>
      <text:p text:style-name="Code_20_Bold">/// @pre @p a and @p b are reduced to normal form</text:p>
      <text:p text:style-name="Code_20_Bold">bool operator!=(rational const&amp; a, rational const&amp; b)</text:p>
      <text:p text:style-name="Code_20_Bold">{</text:p>
      <text:p text:style-name="Code_20_Bold"><text:s text:c="2"/>return not (a == b);</text:p>
      <text:p text:style-name="Code_20_Last_20_Bold">}</text:p>
      <text:p text:style-name="Body_20_Text_20_Cont">One of the benefits of reducing all <text:span text:style-name="Code_20_Inline">rational</text:span> numbers is that it makes comparison easier. Instead of checking whether <text:span text:style-name="Code_20_Inline">3/3</text:span> is the same as <text:span text:style-name="Code_20_Inline">6/6</text:span>, you know that both numbers are automatically reduced to <text:span text:style-name="Code_20_Inline">1/1</text:span>, so the equality comparison is just a matter of comparing the numerators and denominators. Another trick is defining <text:span text:style-name="Code_20_Inline">!=</text:span> in terms of <text:span text:style-name="Code_20_Inline">==</text:span>. There’s no point in making extra work for yourself, so confine the actual logic of comparing <text:span text:style-name="Code_20_Inline">rational</text:span> objects to one function, and call it from another function. If you worry about performance overhead of calling an extra layer of functions, use the <text:span text:style-name="Code_20_Inline">inline</text:span> keyword, as shown in Listing <text:variable-get text:name="chapter" office:value-type="float" style:data-style-name="N0">28</text:variable-get>-<text:reference-ref text:reference-format="text" text:ref-name="inline_code">2</text:reference-ref>.</text:p>
      <text:p text:style-name="Code_20_Caption"><text:hidden-text text:condition="ooow:" text:string-value=".func" text:is-hidden="true"/>Listing <text:variable-get text:name="chapter" office:value-type="float" style:data-style-name="N0">28</text:variable-get>-<text:reference-mark-start text:name="inline_code"/><text:sequence text:ref-name="refText1" text:name="Text" text:formula="ooow:Text+1" style:num-format="1">2</text:sequence><text:reference-mark-end text:name="inline_code"/>. Using <text:span text:style-name="Code_20_Inline">inline</text:span> for trivial functions</text:p>
      <text:p text:style-name="Code_20_First">/// Compare two rational numbers for equality.</text:p>
      <text:p text:style-name="Code">/// @pre @p a and @p b are reduced to normal form</text:p>
      <text:p text:style-name="Code">bool operator==(rational const&amp; a, rational const&amp; b)</text:p>
      <text:p text:style-name="Code">{</text:p>
      <text:p text:style-name="Code"><text:s text:c="2"/>return a.numerator == b.numerator and a.denominator == b.denominator;</text:p>
      <text:p text:style-name="Code">}</text:p>
      <text:p text:style-name="Code"/>
      <text:p text:style-name="Code">/// Compare two rational numbers for inequality.</text:p>
      <text:p text:style-name="Code">/// @pre @p a and @p b are reduced to normal form</text:p>
      <text:p text:style-name="Code_20_Bold">inline bool operator!=(rational const&amp; a, rational const&amp; b)</text:p>
      <text:p text:style-name="Code">{</text:p>
      <text:p text:style-name="Code"><text:s text:c="2"/>return not (a == b);</text:p>
      <text:p text:style-name="Code_20_Last">}</text:p>
      <text:p text:style-name="Body_20_Text_20_Cont">The <text:span text:style-name="Code_20_Inline">inline</text:span> keyword is a hint to the compiler that you would like the function expanded at the point of call. If the compiler decides to heed your wish, the resulting program will not have any identifiable function named <text:span text:style-name="Code_20_Inline">operator!=</text:span> in it. Instead, every place where you use the <text:span text:style-name="Code_20_Inline">!=</text:span> operator with <text:span text:style-name="Code_20_Inline">rational </text:span>objects, the function body is expanded there, resulting in a call to <text:span text:style-name="Code_20_Inline">operator==</text:span>.</text:p>
      <text:p text:style-name="Body_20_Text">To implement the <text:span text:style-name="Code_20_Inline">&lt;</text:span> operator, you need a common denominator. Once you implement <text:span text:style-name="Code_20_Inline">operator&lt;</text:span>, <text:hidden-text text:condition="ooow:comment == 1" text:string-value="actually once you have inplemented any one of &lt;, &gt;, &lt;= or =&gt; all the other comparison operators including == and != can be provided in terms of the one you define because rationals are completely ordered." text:is-hidden="true">actually once you have inplemented any one of &lt;, &gt;, &lt;= or =&gt; all the other comparison operators including == and != can be provided in terms of the one you define because rationals are completely ordered.</text:hidden-text>you can implement all other relational operators in terms of <text:span text:style-name="Code_20_Inline">&lt;</text:span>. <text:change-start text:change-id="ct1243115648"/>You can choose any of the relational operators (<text:span text:style-name="Code_20_Inline">&lt;</text:span>, <text:span text:style-name="Code_20_Inline">&gt;</text:span>, <text:span text:style-name="Code_20_Inline">&lt;=</text:span>, <text:span text:style-name="Code_20_Inline">&gt;=</text:span>) as the fundamental operator, and implement the others in terms of the fundamental. <text:change-end text:change-id="ct1243115648"/><text:change-start text:change-id="ct1243153412"/>The convention is to start with <text:change-end text:change-id="ct1243153412"/><text:change-start text:change-id="ct1242755456"/><text:span text:style-name="Code_20_Inline">&lt;</text:span>. <text:change-end text:change-id="ct1242755456"/>Listing <text:variable-get text:name="chapter" office:value-type="float" style:data-style-name="N0">28</text:variable-get>-<text:reference-ref text:reference-format="text" text:ref-name="using_point_code">3</text:reference-ref> shows <text:span text:style-name="Code_20_Inline">&lt;</text:span> and <text:span text:style-name="Code_20_Inline">&lt;=</text:span>.</text:p>
      <text:p text:style-name="Code_20_Caption"><text:hidden-text text:condition="ooow:" text:string-value=".func" text:is-hidden="true"/>Listing <text:variable-get text:name="chapter" office:value-type="float" style:data-style-name="N0">28</text:variable-get>-<text:reference-mark-start text:name="using_point_code"/><text:sequence text:ref-name="refText2" text:name="Text" text:formula="ooow:Text+1" style:num-format="1">3</text:sequence><text:reference-mark-end text:name="using_point_code"/>. Implementing the <text:span text:style-name="Code_20_Inline">&lt;</text:span> operator for <text:span text:style-name="Code_20_Inline">rational</text:span></text:p>
      <text:p text:style-name="Code_20_First">/// Compare two rational numbers for less-than.</text:p>
      <text:p text:style-name="Code">bool operator&lt;(rational const&amp; a, rational const&amp; b)</text:p>
      <text:p text:style-name="Code">{</text:p>
      <text:p text:style-name="Code"><text:s text:c="2"/>return a.numerator * b.denominator &lt; b.numerator * a.denominator;</text:p>
      <text:p text:style-name="Code">}</text:p>
      <text:p text:style-name="Code"/>
      <text:p text:style-name="Code">/// Compare two rational numbers for less-than-or-equal.</text:p>
      <text:p text:style-name="Code">inline bool operator&lt;=(rational const&amp; a, rational const&amp; b)</text:p>
      <text:p text:style-name="Code">{</text:p>
      <text:p text:style-name="Code"><text:s text:c="2"/>return not (b &lt; a);</text:p>
      <text:p text:style-name="Code_20_Last">}</text:p>
      <text:p text:style-name="Body_20_Text_20_Cont"><text:span text:style-name="T1">Implement </text:span><text:span text:style-name="T3">&gt;</text:span><text:span text:style-name="T1"> and </text:span><text:span text:style-name="T3">&gt;=</text:span><text:span text:style-name="T1">.</text:span><text:change text:change-id="ct1241880144"/><text:change text:change-id="ct1241918884"/></text:p>
      <text:p text:style-name="P2">Compare your operators with Listing <text:variable-get text:name="chapter" office:value-type="float" style:data-style-name="N0">28</text:variable-get>-<text:reference-ref text:reference-format="text" text:ref-name="gt_code">4</text:reference-ref></text:p>
      <text:p text:style-name="Code_20_Caption"><text:hidden-text text:condition="ooow:" text:string-value=".func" text:is-hidden="true"/>Listing <text:variable-get text:name="chapter" office:value-type="float" style:data-style-name="N0">28</text:variable-get>-<text:reference-mark-start text:name="gt_code"/><text:sequence text:ref-name="refText3" text:name="Text" text:formula="ooow:Text+1" style:num-format="1">4</text:sequence><text:reference-mark-end text:name="gt_code"/>. Implementing the &gt; and &gt;= operators in terms of &lt;</text:p>
      <text:p text:style-name="Code_20_First">/// Compare two rational numbers for greater-than.</text:p>
      <text:p text:style-name="Code">inline bool operator&gt;(rational const&amp; a, rational const&amp; b)</text:p>
      <text:p text:style-name="Code">{</text:p>
      <text:p text:style-name="Code"><text:s text:c="2"/>return b &lt; a;</text:p>
      <text:p text:style-name="Code">}</text:p>
      <text:p text:style-name="Code"/>
      <text:p text:style-name="Code">/// Compare two rational numbers for greater-than-or-equal.</text:p>
      <text:p text:style-name="Code">inline bool operator&gt;=(rational const&amp; a, rational const&amp; b)</text:p>
      <text:p text:style-name="Code">{</text:p>
      <text:p text:style-name="Code"><text:s text:c="2"/>return not (b &gt; a);</text:p>
      <text:p text:style-name="Code_20_Last">}</text:p>
      <text:p text:style-name="Body_20_Text_20_Cont"><text:change-start text:change-id="ct1241881600"/><text:span text:style-name="T1">Then write a test program.</text:span><text:span text:style-name="T4"> To help you write your tests, download the </text:span><text:span text:style-name="T5">test.hpp</text:span><text:span text:style-name="T4"> file and add </text:span><text:span text:style-name="T6">#include</text:span><text:span text:style-name="T4"> </text:span><text:span text:style-name="T6">"test.hpp"</text:span><text:span text:style-name="T4"> to your </text:span><text:change-end text:change-id="ct1241881600"/><text:change-start text:change-id="ct1243012504"/><text:span text:style-name="T4">program. Call the </text:span><text:span text:style-name="T6">test()</text:span><text:span text:style-name="T4"> function as many times as you need, passing a Boolean expression as the sole argument. If the argument is true, the test passed. if the argument is false, the test failed, and the </text:span><text:span text:style-name="T6">test</text:span><text:span text:style-name="T4"> function prints a suitable message. </text:span><text:change-end text:change-id="ct1243012504"/><text:change-start text:change-id="ct1242322272"/><text:span text:style-name="T4">Thus, you might write tests like these:</text:span></text:p>
      <text:p text:style-name="Code_20_First">test(rational(2, 2) == rational(5, 5));</text:p>
      <text:p text:style-name="Code_20_Last">test(rational(6,3) &gt; rational(10, 6));</text:p>
      <text:p text:style-name="Body_20_Text_20_Cont"><text:change-end text:change-id="ct1242322272"/><text:change-start text:change-id="ct1242317612"/>How the <text:span text:style-name="Code_20_Inline">test</text:span> function works is beyond the scope of this book, but it’s useful to have around, and you’ll be using it for future test harnesses.<text:change-end text:change-id="ct1242317612"/><text:change-start text:change-id="ct1241864764"/> <text:change-end text:change-id="ct1241864764"/>Compare your test program with Listing <text:variable-get text:name="chapter" office:value-type="float" style:data-style-name="N0">28</text:variable-get>-<text:reference-ref text:reference-format="text" text:ref-name="test_code">5</text:reference-ref>.</text:p>
      <text:p text:style-name="Code_20_Caption">Listing <text:variable-get text:name="chapter" office:value-type="float" style:data-style-name="N0">28</text:variable-get>-<text:reference-mark-start text:name="test_code"/><text:sequence text:ref-name="refText4" text:name="Text" text:formula="ooow:Text+1" style:num-format="1">5</text:sequence><text:reference-mark-end text:name="test_code"/>. Testing the <text:span text:style-name="Code_20_Inline">rational</text:span> comparison operators</text:p>
      <text:p text:style-name="Code_20_First">#include &lt;cassert&gt;</text:p>
      <text:p text:style-name="Code">#include &lt;cstdlib&gt;</text:p>
      <text:p text:style-name="Code">#include &lt;iostream&gt;</text:p>
      <text:p text:style-name="Code">#include &lt;ostream&gt;</text:p>
      <text:p text:style-name="Code"><text:change-start text:change-id="ct1247273424"/>#include "test.hpp"</text:p>
      <text:p text:style-name="Code"><text:change-end text:change-id="ct1247273424"/></text:p>
      <text:p text:style-name="Code">struct rational</text:p>
      <text:p text:style-name="Code">{</text:p>
      <text:p text:style-name="Code">... omitted for brevity ...</text:p>
      <text:p text:style-name="Code">};</text:p>
      <text:p text:style-name="Code"/>
      <text:p text:style-name="Code">int main()</text:p>
      <text:p text:style-name="Code">{</text:p>
      <text:p text:style-name="Code"><text:s text:c="2"/>rational a(60, 5);</text:p>
      <text:p text:style-name="Code"><text:s text:c="2"/>rational b(12<text:change-start text:change-id="ct1241894300"/>, 1<text:change-end text:change-id="ct1241894300"/>);</text:p>
      <text:p text:style-name="Code"><text:s text:c="2"/>rational c(-24, -2);</text:p>
      <text:p text:style-name="Code"><text:s text:c="2"/><text:change text:change-id="ct1242317388"/><text:change-start text:change-id="ct1241882384"/>test<text:change-end text:change-id="ct1241882384"/>(a == b);<text:hidden-text text:condition="ooow:comment == 1" text:string-value="I think this is an abuse of assert, and should not be encouraged. I know it takes a little longer to do it in normal code but I think we should be encouraging readers to use tools for the purpose for which they were designed." text:is-hidden="true">I think this is an abuse of assert, and should not be encouraged. I know it takes a little longer to do it in normal code but I think we should be encouraging readers to use tools for the purpose for which they were designed.</text:hidden-text><text:change-start text:change-id="ct1242641996"/><text:hidden-text text:condition="ooow:" text:string-value="[RL] I agree about assert, but I was trying to avoid macros, which really are the most reasonable way to implement a simple test framework. Maybe hiding the details in a header will suffice." text:is-hidden="true"/><text:change-end text:change-id="ct1242641996"/></text:p>
      <text:p text:style-name="Code"><text:s text:c="2"/><text:change-start text:change-id="ct1242626280"/>test<text:change-end text:change-id="ct1242626280"/><text:change text:change-id="ct1242625384"/>(a &gt;= b);</text:p>
      <text:p text:style-name="Code"><text:s text:c="2"/><text:change-start text:change-id="ct1241846696"/>test<text:change-end text:change-id="ct1241846696"/><text:change text:change-id="ct1249966760"/>(a &lt;= b);</text:p>
      <text:p text:style-name="Code"><text:s text:c="2"/><text:change text:change-id="ct1241845912"/><text:change-start text:change-id="ct1241848040"/>test<text:change-end text:change-id="ct1241848040"/>(b &lt;= a);</text:p>
      <text:p text:style-name="Code"><text:s text:c="2"/><text:change text:change-id="ct1250893020"/><text:change-start text:change-id="ct1247154012"/>test<text:change-end text:change-id="ct1247154012"/>(b &gt;= a);</text:p>
      <text:p text:style-name="Code"><text:s text:c="2"/><text:change text:change-id="ct1243097516"/><text:change-start text:change-id="ct1243095276"/>test<text:change-end text:change-id="ct1243095276"/>(b == c);</text:p>
      <text:p text:style-name="Code"><text:s text:c="2"/><text:change text:change-id="ct1243195048"/><text:change-start text:change-id="ct1234443800"/>test<text:change-end text:change-id="ct1234443800"/>(b &gt;= c);</text:p>
      <text:p text:style-name="Code"><text:s text:c="2"/><text:change text:change-id="ct1241829520"/><text:change-start text:change-id="ct1249964744"/>test<text:change-end text:change-id="ct1249964744"/>(b &lt;= c);</text:p>
      <text:p text:style-name="Code"><text:s text:c="2"/><text:change text:change-id="ct1243195384"/><text:change-start text:change-id="ct1242621956"/>test<text:change-end text:change-id="ct1242621956"/>(a == c);</text:p>
      <text:p text:style-name="Code"><text:s text:c="2"/><text:change text:change-id="ct1247276896"/><text:change-start text:change-id="ct1241893516"/><text:span text:style-name="T7">test</text:span><text:change-end text:change-id="ct1241893516"/>(a &gt;= c);</text:p>
      <text:p text:style-name="Code"><text:s text:c="2"/><text:change text:change-id="ct1241891612"/><text:change-start text:change-id="ct1241893180"/><text:span text:style-name="T7">test</text:span><text:change-end text:change-id="ct1241893180"/>(a &lt;= c);</text:p>
      <text:p text:style-name="Code"/>
      <text:p text:style-name="Code"><text:s text:c="2"/>rational d(109, 10);</text:p>
      <text:p text:style-name="Code"><text:s text:c="2"/><text:change text:change-id="ct1243152964"/><text:change-start text:change-id="ct1243411364"/><text:span text:style-name="T7">test</text:span><text:change-end text:change-id="ct1243411364"/>(d &lt; a);</text:p>
      <text:p text:style-name="Code"><text:s text:c="2"/><text:change text:change-id="ct1247275216"/><text:change-start text:change-id="ct1247275888"/><text:span text:style-name="T7">test</text:span><text:change-end text:change-id="ct1247275888"/>(d &lt;= a);</text:p>
      <text:p text:style-name="Code"><text:s text:c="2"/><text:change text:change-id="ct1243116768"/><text:change-start text:change-id="ct1242621844"/><text:span text:style-name="T7">test</text:span><text:change-end text:change-id="ct1242621844"/>(d != a);</text:p>
      <text:p text:style-name="Code"><text:s text:c="2"/><text:change text:change-id="ct1243097068"/><text:change-start text:change-id="ct1243115536"/><text:span text:style-name="T7">test</text:span><text:change-end text:change-id="ct1243115536"/>(a &gt; d);</text:p>
      <text:p text:style-name="Code"><text:s text:c="2"/><text:change text:change-id="ct1243011160"/><text:change-start text:change-id="ct1241915636"/><text:span text:style-name="T7">test</text:span><text:change-end text:change-id="ct1241915636"/>(a &gt;= d);</text:p>
      <text:p text:style-name="Code"><text:s text:c="2"/><text:change text:change-id="ct1241883304"/><text:change-start text:change-id="ct1242757696"/><text:span text:style-name="T7">test</text:span><text:change-end text:change-id="ct1242757696"/>(a != d);</text:p>
      <text:p text:style-name="Code"/>
      <text:p text:style-name="Code"><text:s text:c="2"/>rational e(241, 20);</text:p>
      <text:p text:style-name="Code"><text:s text:c="2"/><text:change text:change-id="ct1242755120"/><text:change-start text:change-id="ct1241918996"/><text:span text:style-name="T7">test</text:span><text:change-end text:change-id="ct1241918996"/>(e &gt; a);</text:p>
      <text:p text:style-name="Code"><text:s text:c="2"/><text:change text:change-id="ct1241280540"/><text:change-start text:change-id="ct1242621060"/><text:span text:style-name="T7">test</text:span><text:change-end text:change-id="ct1242621060"/>(e &gt;= a);</text:p>
      <text:p text:style-name="Code"><text:s text:c="2"/><text:change text:change-id="ct1243096284"/><text:change-start text:change-id="ct1241862636"/><text:span text:style-name="T7">test</text:span><text:change-end text:change-id="ct1241862636"/>(e != a);</text:p>
      <text:p text:style-name="Code"><text:s text:c="2"/><text:change text:change-id="ct1241843604"/><text:change-start text:change-id="ct1246818424"/><text:span text:style-name="T7">test</text:span><text:change-end text:change-id="ct1246818424"/>(a &lt; e);</text:p>
      <text:p text:style-name="Code"><text:s text:c="2"/><text:change text:change-id="ct1243096620"/><text:change-start text:change-id="ct1243095724"/><text:span text:style-name="T7">test</text:span><text:change-end text:change-id="ct1243095724"/>(a &lt;= e);</text:p>
      <text:p text:style-name="Code"><text:s text:c="2"/><text:change text:change-id="ct1243341728"/><text:change-start text:change-id="ct1243342624"/><text:span text:style-name="T7">test</text:span><text:change-end text:change-id="ct1243342624"/>(a != e);</text:p>
      <text:p text:style-name="Code_20_Last">}</text:p>
      <text:p text:style-name="Heading_20_1">Arithmetic Operators</text:p>
      <text:p text:style-name="Body_20_Text_20_First">Comparison is fine, but arithmetic operators are much more interesting. You can overload any or all of the arithmetic operators. Binary operators take two parameters, and unary operators take one parameter. You can choose any return type that makes sense. Listing <text:variable-get text:name="chapter" office:value-type="float" style:data-style-name="N0">28</text:variable-get>-<text:reference-ref text:reference-format="text" text:ref-name="add_code">6</text:reference-ref> shows the binary addition operator and the unary negation operator.</text:p>
      <text:p text:style-name="Code_20_Caption"><text:hidden-text text:condition="ooow:" text:string-value=".func" text:is-hidden="true"/>Listing <text:variable-get text:name="chapter" office:value-type="float" style:data-style-name="N0">28</text:variable-get>-<text:reference-mark-start text:name="add_code"/><text:sequence text:ref-name="refText5" text:name="Text" text:formula="ooow:Text+1" style:num-format="1">6</text:sequence><text:reference-mark-end text:name="add_code"/>. Addition operator for the <text:span text:style-name="Code_20_Inline">rational</text:span> type</text:p>
      <text:p text:style-name="Code_20_First">rational operator+(rational const&amp; lhs, rational const&amp; rhs)</text:p>
      <text:p text:style-name="Code">{</text:p>
      <text:p text:style-name="Code"><text:s text:c="2"/>return rational(lhs.numerator * rhs.denominator + rhs.numerator * lhs.denominator,</text:p>
      <text:p text:style-name="Code"><text:s text:c="18"/>lhs.denominator * rhs.denominator);</text:p>
      <text:p text:style-name="Code">}</text:p>
      <text:p text:style-name="Code"/>
      <text:p text:style-name="Code">rational operator-(rational const&amp; r)</text:p>
      <text:p text:style-name="Code">{</text:p>
      <text:p text:style-name="Code"><text:s text:c="2"/>return rational(-r.numerator, r.denominator);</text:p>
      <text:p text:style-name="Code_20_Last">}</text:p>
      <text:p text:style-name="Body_20_Text_20_Cont"><text:span text:style-name="T1">Write the other arithmetic operators: </text:span><text:span text:style-name="T3">-</text:span><text:span text:style-name="T1">, </text:span><text:span text:style-name="T3">*</text:span><text:span text:style-name="T1">, and </text:span><text:span text:style-name="T3">/</text:span><text:span text:style-name="T1">.</text:span> Ignore for the moment the issue of division by zero. Compare your functions with mine in Listing <text:variable-get text:name="chapter" office:value-type="float" style:data-style-name="N0">28</text:variable-get>-<text:reference-ref text:reference-format="text" text:ref-name="arithmetic_code">7</text:reference-ref>.</text:p>
      <text:p text:style-name="Code_20_Caption"><text:hidden-text text:condition="ooow:" text:string-value=".func" text:is-hidden="true"/>Listing <text:variable-get text:name="chapter" office:value-type="float" style:data-style-name="N0">28</text:variable-get>-<text:reference-mark-start text:name="arithmetic_code"/><text:sequence text:ref-name="refText6" text:name="Text" text:formula="ooow:Text+1" style:num-format="1">7</text:sequence><text:reference-mark-end text:name="arithmetic_code"/>. Arithmetic operators for the <text:span text:style-name="Code_20_Inline">rational</text:span> type</text:p>
      <text:p text:style-name="Code_20_First">rational operator-(rational const&amp; lhs, rational const&amp; rhs)</text:p>
      <text:p text:style-name="Code">{</text:p>
      <text:p text:style-name="Code"><text:s text:c="2"/>return rational(lhs.numerator * rhs.denominator - rhs.numerator * lhs.denominator,</text:p>
      <text:p text:style-name="Code"><text:s text:c="18"/>lhs.denominator * rhs.denominator);</text:p>
      <text:p text:style-name="Code">}</text:p>
      <text:p text:style-name="Code"/>
      <text:p text:style-name="Code">rational operator*(rational const&amp; lhs, rational const&amp; rhs)</text:p>
      <text:p text:style-name="Code">{</text:p>
      <text:p text:style-name="Code"><text:s text:c="2"/>return rational(lhs.numerator * rhs.numerator, lhs.denominator * rhs.denominator);</text:p>
      <text:p text:style-name="Code">}</text:p>
      <text:p text:style-name="Code"/>
      <text:p text:style-name="Code">rational operator/(rational const&amp; lhs, rational const&amp; rhs)</text:p>
      <text:p text:style-name="Code">{</text:p>
      <text:p text:style-name="Code"><text:s text:c="2"/>return rational(lhs.numerator * rhs.denominator, lhs.denominator * rhs.numerator);</text:p>
      <text:p text:style-name="Code_20_Last">}</text:p>
      <text:p text:style-name="Body_20_Text_20_Cont">Adding, subtracting, etc., with <text:span text:style-name="Code_20_Inline">rational </text:span>numbers is fine, but more interesting is the issue of mixing types. For example, what is the value of <text:span text:style-name="Code_20_Inline">3</text:span> <text:span text:style-name="Code_20_Inline">*</text:span> <text:span text:style-name="Code_20_Inline">rational(1,</text:span> <text:span text:style-name="Code_20_Inline">3)</text:span>? <text:span text:style-name="T1">Try it.</text:span><text:span text:style-name="T4"> Collect the definition of the </text:span><text:span text:style-name="T6">rational</text:span><text:span text:style-name="T4"> type with all the operators, and write a </text:span><text:span text:style-name="T6">main()</text:span><text:span text:style-name="T4"> function that computes that expression and stores it somewhere. Choose a type for the result variable that makes sense to you, and then determine how best to print that value to </text:span><text:span text:style-name="T6">std::cout</text:span><text:span text:style-name="T4">.</text:span></text:p>
      <text:p text:style-name="P2"><text:span text:style-name="T1">Do you expect the expression to compile without errors?</text:span> ~SSS</text:p>
      <text:p text:style-name="P2"><text:span text:style-name="T1">What is the result type of the expression?</text:span> ~SSS</text:p>
      <text:p text:style-name="P2"><text:span text:style-name="T1">What value do you expect as the result?</text:span> ~SSS</text:p>
      <text:p text:style-name="P3">Explain your observations.</text:p>
      <text:p text:style-name="Body_20_Text_20_First">~LLL</text:p>
      <text:p text:style-name="Body_20_Text_20_First">~LLL</text:p>
      <text:p text:style-name="Body_20_Text_20_First">~LLL</text:p>
      <text:p text:style-name="Body_20_Text_20_First">~LLL</text:p>
      <text:p text:style-name="Body_20_Text">It turns out, <text:change text:change-id="ct1241846024"/><text:span text:style-name="Code_20_Inline">rational</text:span>’s <text:change-start text:change-id="ct1241848936"/>one-argument <text:change-end text:change-id="ct1241848936"/>constructor <text:change-start text:change-id="ct1243154644"/>tells the compiler it ca<text:change-end text:change-id="ct1243154644"/><text:change-start text:change-id="ct1243153636"/>n construct a <text:span text:style-name="Code_20_Inline">rational</text:span> from an <text:span text:style-name="Code_20_Inline">int</text:span> any time it needs to do so<text:change-end text:change-id="ct1243153636"/><text:change text:change-id="ct1243342176"/>. It does so automatically, so the <text:change-start text:change-id="ct1243117328"/>compiler sees the integer <text:span text:style-name="Code_20_Inline">3</text:span> , and a multiplication of an <text:span text:style-name="Code_20_Inline">int</text:span> and a <text:span text:style-name="Code_20_Inline">rational</text:span> object. It knows about <text:span text:style-name="Code_20_Inline">operator*</text:span> between two <text:span text:style-name="Code_20_Inline">rational</text:span>s, and it knows it cannot use the built-in <text:span text:style-name="Code_20_Inline">*</text:span> operator with a <text:span text:style-name="Code_20_Inline">rational</text:span> operand. Thus, the compiler decides its best response is to convert the <text:span text:style-name="Code_20_Inline">int</text:span> to a <text:span text:style-name="Code_20_Inline">rational</text:span> (by invoking <text:span text:style-name="Code_20_Inline">rational(3)</text:span>), and then it can apply the custom <text:span text:style-name="Code_20_Inline">operator*</text:span> that multiplies two <text:span text:style-name="Code_20_Inline">rational</text:span> objects, yielding a <text:span text:style-name="Code_20_Inline">rational</text:span> result, namely, <text:span text:style-name="Code_20_Inline">rational(1,</text:span> <text:span text:style-name="Code_20_Inline">1)</text:span>. It does all this automatically, on your behalf.<text:change-end text:change-id="ct1243117328"/><text:change text:change-id="ct1247273312"/><text:change text:change-id="ct1243413492"/><text:change text:change-id="ct1241918548"/><text:change text:change-id="ct1243411140"/> Listing <text:variable-get text:name="chapter" office:value-type="float" style:data-style-name="N0">28</text:variable-get>-<text:reference-ref text:reference-format="text" text:ref-name="conversion_test_code">8</text:reference-ref> shows one way to write the test program.</text:p>
      <text:p text:style-name="Code_20_Caption">Listing <text:variable-get text:name="chapter" office:value-type="float" style:data-style-name="N0">28</text:variable-get>-<text:reference-mark-start text:name="conversion_test_code"/><text:sequence text:ref-name="refText7" text:name="Text" text:formula="ooow:Text+1" style:num-format="1">8</text:sequence><text:reference-mark-end text:name="conversion_test_code"/>. Test program for multiplying an integer and a rational number</text:p>
      <text:p text:style-name="Code_20_First">#include &lt;cassert&gt;</text:p>
      <text:p text:style-name="Code">#include &lt;cstdlib&gt;</text:p>
      <text:p text:style-name="Code">#include &lt;iostream&gt;</text:p>
      <text:p text:style-name="Code">#include &lt;ostream&gt;</text:p>
      <text:p text:style-name="Code"/>
      <text:p text:style-name="Code">struct rational</text:p>
      <text:p text:style-name="Code">{</text:p>
      <text:p text:style-name="Code">... omitted for brevity ...</text:p>
      <text:p text:style-name="Code">};</text:p>
      <text:p text:style-name="Code"/>
      <text:p text:style-name="Code">int main()</text:p>
      <text:p text:style-name="Code">{</text:p>
      <text:p text:style-name="Code"><text:s text:c="2"/>rational result(3 * rational(1, 3));</text:p>
      <text:p text:style-name="Code"><text:s text:c="2"/>std::cout &lt;&lt; result.numerator &lt;&lt; '/' &lt;&lt; result.denominator &lt;&lt; '\n';</text:p>
      <text:p text:style-name="Code_20_Last">}</text:p>
      <text:p text:style-name="Body_20_Text_20_Cont"><text:change text:change-id="ct1242587848"/><text:change text:change-id="ct1241879024"/><text:change-start text:change-id="ct1242620388"/>Being able to construct a rational object automatically from an int is a great convenience. You can easily write code that performs works with integers and rational <text:change-end text:change-id="ct1242620388"/><text:change-start text:change-id="ct1241842036"/>numbers without worrying about converting types all the type. You get this same convenience when mixing integers and floating-point numbers. You can write <text:span text:style-name="Code_20_Inline">1+2.0</text:span> without needing to perform a type cast: <text:span text:style-name="Code_20_Inline">static_cast&lt;double&gt;(1)+2.0</text:span>. <text:change-end text:change-id="ct1241842036"/><text:change-start text:change-id="ct1243269788"/></text:p>
      <text:p text:style-name="Body_20_Text"><text:change-end text:change-id="ct1243269788"/><text:change-start text:change-id="ct1243009256"/>On the other hand, all this convenience can be too convenient. The compiler happily convert<text:change-end text:change-id="ct1243009256"/><text:change-start text:change-id="ct1243268220"/>s floating point numbers to integers, so it accepts <text:span text:style-name="Code_20_Inline">rational(3.14159)</text:span> by converting the floating point argument to an <text:span text:style-name="Code_20_Inline">int</text:span>, and then calling <text:span text:style-name="Code_20_Inline">rational</text:span>’s constructor.<text:change-end text:change-id="ct1243268220"/><text:change-start text:change-id="ct1243268780"/> The solution is provide constructors for floating point arguments. Ideally, <text:change-end text:change-id="ct1243268780"/><text:change-start text:change-id="ct1242621620"/><text:span text:style-name="Code_20_Inline">rational(3.141</text:span><text:change-end text:change-id="ct1242621620"/><text:change-start text:change-id="ct1243095388"/><text:span text:style-name="Code_20_Inline">59)</text:span> would be equal to <text:span text:style-name="Code_20_Inline">rational(314159,</text:span> <text:span text:style-name="Code_20_Inline">100000)</text:span>, but getting the details right is quite tricky.<text:change-end text:change-id="ct1243095388"/><text:change-start text:change-id="ct1243098300"/> <text:change-end text:change-id="ct1243098300"/><text:change-start text:change-id="ct1243340944"/>Because this is a book on C++, not numerical analysis, I give only one simple implementation in Listing <text:variable-get text:name="chapter" office:value-type="float" style:data-style-name="N0">28</text:variable-get>-<text:reference-ref text:reference-format="text" text:ref-name="rational_float_ctor_code">9</text:reference-ref>. A better solution uses <text:span text:style-name="Code_20_Inline">numeric_limits</text:span> to determine the number of decimal digits of precision double can support, and try to preserve as much precision as possible. An even better solution <text:change-end text:change-id="ct1243340944"/><text:change-start text:change-id="ct1247150988"/>uses the radix of the floating-point implementation, instead of working in base 10.<text:change-end text:change-id="ct1247150988"/><text:change-start text:change-id="ct1241926968"/></text:p>
      <text:p text:style-name="Code_20_Caption"><text:hidden-text text:condition="ooow:" text:string-value=".func" text:is-hidden="true"/>Listing <text:variable-get text:name="chapter" office:value-type="float" style:data-style-name="N0">28</text:variable-get>-<text:reference-mark-start text:name="rational_float_ctor_code"/><text:sequence text:ref-name="refText8" text:name="Text" text:formula="ooow:Text+1" style:num-format="1">9</text:sequence><text:reference-mark-end text:name="rational_float_ctor_code"/>. Constructing a rational number from a floating-point argument</text:p>
      <text:p text:style-name="Code_20_First">struct rational</text:p>
      <text:p text:style-name="Code">{</text:p>
      <text:p text:style-name="Code"><text:s text:c="2"/>rational(double r)</text:p>
      <text:p text:style-name="Code"><text:s text:c="2"/>: numerator(static_cast&lt;int&gt;(r * 10000)), denominator(10000)</text:p>
      <text:p text:style-name="Code"><text:s text:c="2"/>{</text:p>
      <text:p text:style-name="Code"><text:s text:c="4"/>reduce();</text:p>
      <text:p text:style-name="Code"><text:s text:c="2"/>}</text:p>
      <text:p text:style-name="Code"/>
      <text:p text:style-name="Code">... omitted for brevity ...</text:p>
      <text:p text:style-name="Code"/>
      <text:p text:style-name="Code_20_Last">}<text:change-end text:change-id="ct1241926968"/><text:change-start text:change-id="ct1241863196"/>;<text:change-end text:change-id="ct1241863196"/></text:p>
      <text:p text:style-name="Body_20_Text">If you want to optimize a particular function for a particular argument type, you can do that, too, by taking advantage of ordinary function overloading. You better make sure it’s worth the extra work, however. Remember that the <text:span text:style-name="Code_20_Inline">int</text:span> operand can be the right-hand or left-hand operand, so you will need to overload both forms of the function, as shown in Listing <text:variable-get text:name="chapter" office:value-type="float" style:data-style-name="N0">28</text:variable-get>-<text:reference-ref text:reference-format="text" text:ref-name="bad_opt_code">10</text:reference-ref>.</text:p>
      <text:p text:style-name="Code_20_Caption"><text:hidden-text text:condition="ooow:" text:string-value=".func" text:is-hidden="true"/>Listing <text:variable-get text:name="chapter" office:value-type="float" style:data-style-name="N0">28</text:variable-get>-<text:reference-mark-start text:name="bad_opt_code"/><text:sequence text:ref-name="refText9" text:name="Text" text:formula="ooow:Text+1" style:num-format="1">10</text:sequence><text:reference-mark-end text:name="bad_opt_code"/>. Optimizing operators for a specific operand type</text:p>
      <text:p text:style-name="Code_20_First">rational operator*(rational const&amp; rat, int mult)</text:p>
      <text:p text:style-name="Code">{</text:p>
      <text:p text:style-name="Code"><text:s text:c="2"/>return rational(rat.numerator * mult, rat.denominator);</text:p>
      <text:p text:style-name="Code">}</text:p>
      <text:p text:style-name="Code"/>
      <text:p text:style-name="Code">inline rational operator*(int mult, rational const&amp; rat)</text:p>
      <text:p text:style-name="Code">{</text:p>
      <text:p text:style-name="Code"><text:s text:c="2"/>return rat * mult;</text:p>
      <text:p text:style-name="Code_20_Last">}</text:p>
      <text:p text:style-name="Body_20_Text_20_Cont">In such a simple case, it’s not worth the added trouble to avoid a little extra arithmetic, but in more complicated situations, you might need to write such code.</text:p>
      <text:p text:style-name="Heading_20_1">Math Functions</text:p>
      <text:p text:style-name="Body_20_Text_20_First">The C++ standard library offers a number of mathematical functions, such as <text:span text:style-name="Code_20_Inline">abs</text:span>, which computes absolute values. Whenever you write a custom numeric type, you should consider which math functions you should overload. In this case, <text:span text:style-name="Code_20_Inline">abs</text:span> makes perfect sense. <text:span text:style-name="T1">Write an </text:span><text:span text:style-name="T3">abs</text:span><text:span text:style-name="T1"> function that works with rational numbers.</text:span></text:p>
      <text:p text:style-name="P2">Your <text:span text:style-name="Code_20_Inline">abs</text:span> function should take a <text:span text:style-name="Code_20_Inline">rational</text:span> parameter<text:hidden-text text:condition="ooow:comment == 1" text:string-value="by const reference" text:is-hidden="true">by const reference</text:hidden-text><text:change-start text:change-id="ct1242642444"/> by value<text:change-end text:change-id="ct1242642444"/> and return a <text:span text:style-name="Code_20_Inline">rational</text:span> result<text:hidden-text text:condition="ooow:comment == 1" text:string-value="by value" text:is-hidden="true">by value</text:hidden-text>. Like the arithmetic operators I wrote, you might opt to use call-by-reference for the parameter; if so, make sure you declared the reference to be <text:span text:style-name="Code_20_Inline">const</text:span>. Listing <text:variable-get text:name="chapter" office:value-type="float" style:data-style-name="N0">28</text:variable-get>-<text:reference-ref text:reference-format="text" text:ref-name="abs_code">11</text:reference-ref> shows my implementation of <text:span text:style-name="Code_20_Inline">abs</text:span>.</text:p>
      <text:p text:style-name="Code_20_Caption"><text:hidden-text text:condition="ooow:" text:string-value=".func" text:is-hidden="true"/>Listing <text:variable-get text:name="chapter" office:value-type="float" style:data-style-name="N0">28</text:variable-get>-<text:reference-mark-start text:name="abs_code"/><text:sequence text:ref-name="refText10" text:name="Text" text:formula="ooow:Text+1" style:num-format="1">11</text:sequence><text:reference-mark-end text:name="abs_code"/>. Computing the absolute value of a rational number</text:p>
      <text:p text:style-name="Code_20_First">rational abs(rational const&amp; r)</text:p>
      <text:p text:style-name="Code">{</text:p>
      <text:p text:style-name="Code"><text:s text:c="2"/>return rational(abs(r.numerator), r.denominator);</text:p>
      <text:p text:style-name="Code_20_Last">}</text:p>
      <text:p text:style-name="Body_20_Text_20_Cont">That was easy. What about the other math functions, such as <text:span text:style-name="Code_20_Inline">sqrt</text:span>, for computing square roots? Most of the other functions are overloaded for floating-point arguments. If the compiler knew how to convert a rational number to a floating-point number automatically, you could simply pass a <text:span text:style-name="Code_20_Inline">rational</text:span> argument to any of the existing floating-point functions with no further work. <text:span text:style-name="T1">So which floating-point type should you use?</text:span><text:span text:style-name="T4"> ~SSS</text:span></text:p>
      <text:p text:style-name="P2">This question has no easy answer. A reasonable first choice might be <text:span text:style-name="Code_20_Inline">double</text:span>, which is the “default” floating-point type (e.g., floating-point literals have type <text:span text:style-name="Code_20_Inline">double</text:span>). On the other hand, what if someone really wants the extra precision that <text:span text:style-name="Code_20_Inline">long</text:span> <text:span text:style-name="Code_20_Inline">double</text:span> offers? Or doesn’t need much precision, and prefers to use <text:span text:style-name="Code_20_Inline">float</text:span>?</text:p>
      <text:p text:style-name="P2">The solution is to abandon the possibility of automatic conversion to floating-point, and instead offer three functions that explicitly compute the floating-point value of the rational number. <text:span text:style-name="T1">Write </text:span><text:span text:style-name="T3">as_float</text:span><text:span text:style-name="T1">, </text:span><text:span text:style-name="T3">as_double</text:span><text:span text:style-name="T1">, and </text:span><text:span text:style-name="T3">as_long_double</text:span><text:span text:style-name="T1">.</text:span> <text:hidden-text text:condition="ooow:comment == 1" text:string-value="however your code is wrong because the return types are wrong. In addition, I would suggest that you did not provide a float option but just allow for conversion from double to float. long double is more debatable. " text:is-hidden="true">however your code is wrong because the return types are wrong. In addition, I would suggest that you did not provide a float option but just allow for conversion from double to float. long double is more debatable. </text:hidden-text><text:change-start text:change-id="ct1242625608"/><text:hidden-text text:condition="ooow:" text:string-value="[RL] Someone might have a reason to want to perform the division on floats. Not all hardware is optimized for double precision." text:is-hidden="true"/><text:change-end text:change-id="ct1242625608"/><text:change-start text:change-id="ct1241884536"/> <text:change-end text:change-id="ct1241884536"/>Each of these member functions computes and returns the floating-point approximation for the rational number. The function name tells you the return type. You will need to cast the numerator and denominator<text:hidden-text text:condition="ooow:comment == 1" text:string-value="only one of them, both is overkill and fails to reinforce the promotion rules" text:is-hidden="true">only one of them, both is overkill and fails to reinforce the promotion rules</text:hidden-text> to the desired floating-point type using <text:span text:style-name="Code_20_Inline">static_cast</text:span>, as you learned in Exploration 23. Listing <text:variable-get text:name="chapter" office:value-type="float" style:data-style-name="N0">28</text:variable-get>-<text:reference-ref text:reference-format="text" text:ref-name="as_flt_code">12</text:reference-ref> shows how I wrote these functions, with a sample program that demonstrates their use.</text:p>
      <text:p text:style-name="Code_20_Caption">Listing <text:variable-get text:name="chapter" office:value-type="float" style:data-style-name="N0">28</text:variable-get>-<text:reference-mark-start text:name="as_flt_code"/><text:sequence text:ref-name="refText11" text:name="Text" text:formula="ooow:Text+1" style:num-format="1">12</text:sequence><text:reference-mark-end text:name="as_flt_code"/>. Converting to floating-point types</text:p>
      <text:p text:style-name="Code_20_First"><text:change text:change-id="ct1242624264"/>struct rational</text:p>
      <text:p text:style-name="Code">{</text:p>
      <text:p text:style-name="Code"><text:s text:c="2"/>float<text:hidden-text text:condition="ooow:comment == 1" text:string-value="wrong return type " text:is-hidden="true">wrong return type </text:hidden-text> as_float()</text:p>
      <text:p text:style-name="Code"><text:s text:c="2"/>{</text:p>
      <text:p text:style-name="Code"><text:s text:c="4"/>return static_cast&lt;float&gt;(numerator) / <text:change text:change-id="ct1241894076"/>denominator<text:change text:change-id="ct1243096732"/>;</text:p>
      <text:p text:style-name="Code"><text:s text:c="2"/>}</text:p>
      <text:p text:style-name="Code"/>
      <text:p text:style-name="Code"><text:s text:c="2"/><text:change-start text:change-id="ct1242624376"/>double<text:change-end text:change-id="ct1242624376"/><text:change text:change-id="ct1242625160"/> as_double()</text:p>
      <text:p text:style-name="Code"><text:s text:c="2"/>{</text:p>
      <text:p text:style-name="Code"><text:s text:c="4"/>return <text:change text:change-id="ct1200934300"/>numerator<text:change text:change-id="ct1241831536"/> / static_cast&lt;double&gt;(denominator);</text:p>
      <text:p text:style-name="Code"><text:s text:c="2"/>}</text:p>
      <text:p text:style-name="Code"/>
      <text:p text:style-name="Code"><text:s text:c="2"/><text:change-start text:change-id="ct1243413044"/>long double<text:change-end text:change-id="ct1243413044"/><text:change text:change-id="ct1241891500"/><text:hidden-text text:condition="ooow:comment == 1" text:string-value="wrong return type " text:is-hidden="true">wrong return type </text:hidden-text> as_long_double()</text:p>
      <text:p text:style-name="Code"><text:s text:c="2"/>{</text:p>
      <text:p text:style-name="Code"><text:s text:c="4"/>return static_cast&lt;long double&gt;(numerator) / </text:p>
      <text:p text:style-name="Code"><text:s text:c="11"/>static_cast&lt;long double&gt;(denominator);</text:p>
      <text:p text:style-name="Code"><text:s text:c="2"/>}</text:p>
      <text:p text:style-name="Code"/>
      <text:p text:style-name="Code">... omitted for brevity ...</text:p>
      <text:p text:style-name="Code"/>
      <text:p text:style-name="Code">};</text:p>
      <text:p text:style-name="Code"/>
      <text:p text:style-name="Code">int main()</text:p>
      <text:p text:style-name="Code">{</text:p>
      <text:p text:style-name="Code"><text:s text:c="2"/>rational pi(355, 113);</text:p>
      <text:p text:style-name="Code"><text:s text:c="2"/>rational bmi(90*100*100, 180*180); // Body-mass index of 90 kg, 180 cm</text:p>
      <text:p text:style-name="Code"><text:s text:c="2"/>double circumference(0), radius(10);</text:p>
      <text:p text:style-name="Code"/>
      <text:p text:style-name="Code"><text:s text:c="2"/>circumference = 2 * pi.as_double() * radius;</text:p>
      <text:p text:style-name="Code"><text:s text:c="2"/>std::cout &lt;&lt; "circumference of circle with radius " &lt;&lt; radius &lt;&lt; " is about "</text:p>
      <text:p text:style-name="Code"><text:s text:c="12"/>&lt;&lt; circumference &lt;&lt; '\n';</text:p>
      <text:p text:style-name="Code"><text:s text:c="2"/>std::cout &lt;&lt; "bmi = " &lt;&lt; bmi.as_float() &lt;&lt; '\n';</text:p>
      <text:p text:style-name="Code_20_Last">}</text:p>
      <text:p text:style-name="Body_20_Text_20_Cont"><text:change-start text:change-id="ct1241910576"/>As you can see, if either argument to <text:span text:style-name="Code_20_Inline">/</text:span> (or any other arithmetic or comparison operator) is floating point, the other operand is converted to match. You can cast both operands, just one, or the other. Pick the style that suits you best, and stick with it.</text:p>
      <text:p text:style-name="Body_20_Text"><text:change-end text:change-id="ct1241910576"/>One more task would make it easier to write test programs: overloading the I/O operators. That is the topic for the next explo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Caption_20_characters" style:display-name="Caption characters" style:family="text"/>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Exploration 28 - Overloading Operators</dc:title>
    <dc:subject>Exploring C++</dc:subject>
    <meta:initial-creator>Ray Lischner</meta:initial-creator>
    <meta:creation-date>2006-03-30T10:01:31</meta:creation-date>
    <dc:creator>Ray Lischner</dc:creator>
    <dc:date>2006-09-22T00:49:19</dc:date>
    <dc:language>en-US</dc:language>
    <meta:editing-cycles>65</meta:editing-cycles>
    <meta:editing-duration>P3DT7H3M33S</meta:editing-duration>
    <meta:user-defined meta:name="codex-configfile">apress-cpp-dox.xml</meta:user-defined>
    <meta:user-defined meta:name="codex-chapter-number">28</meta:user-defined>
    <meta:user-defined meta:name="codex-doxygen"/>
    <meta:user-defined meta:name="Info 4"/>
    <meta:document-statistic meta:table-count="0" meta:image-count="0" meta:object-count="0" meta:page-count="9" meta:paragraph-count="301" meta:word-count="2513" meta:character-count="16438"/>
  </office:meta>
</office:document-meta>
</file>